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89a02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text-properties fo:font-weight="bold" officeooo:paragraph-rsid="00089a02" style:font-weight-asian="bold" style:font-weight-complex="bold"/>
    </style:style>
    <style:style style:name="P4" style:family="paragraph" style:parent-style-name="Preformatted_20_Text">
      <style:text-properties fo:color="#800080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0000" loext:opacity="100%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- <text:s text:c="2"/><text:span text:style-name="T2">FROM</text:span> (used for base image)</text:p>
      <text:p text:style-name="Preformatted_20_Text"/>
      <text:p text:style-name="Preformatted_20_Text">- <text:s text:c="2"/><text:span text:style-name="T2">RUN</text:span> (to run command)</text:p>
      <text:p text:style-name="Preformatted_20_Text"><text:s text:c="8"/></text:p>
      <text:p text:style-name="Preformatted_20_Text"><text:s text:c="8"/>- We can RUN in two format</text:p>
      <text:p text:style-name="Preformatted_20_Text"><text:s text:c="12"/>1.SHELL <text:s/>// RUN apt update// --&gt;&gt; RUN CMD &lt;options&gt; &lt;options&gt;</text:p>
      <text:p text:style-name="P1"><text:s text:c="7"/><text:tab/>2.EXEC <text:s text:c="2"/>// EXEC ["apt","update"] --&gt; </text:p>
      <text:p text:style-name="P1"><text:tab/><text:tab/><text:tab/></text:p>
      <text:p text:style-name="P1"><text:tab/><text:tab/><text:tab/><text:span text:style-name="T3">EXEC ["CMD","&lt;options","&lt;options&gt;"]</text:span></text:p>
      <text:p text:style-name="Preformatted_20_Text"/>
      <text:p text:style-name="Preformatted_20_Text"><text:s text:c="12"/>examples <text:s/>:</text:p>
      <text:p text:style-name="Preformatted_20_Text"/>
      <text:p text:style-name="Preformatted_20_Text"><text:s text:c="16"/><text:span text:style-name="T3">RUN apt update</text:span></text:p>
      <text:p text:style-name="P2"><text:s text:c="16"/>RUN apt install -y git curl sudo</text:p>
      <text:p text:style-name="P2"/>
      <text:p text:style-name="P2"><text:s text:c="16"/>EXEC ["ls", "-l", "-r", "-t"]</text:p>
      <text:p text:style-name="Preformatted_20_Text"/>
      <text:p text:style-name="Preformatted_20_Text">'''</text:p>
      <text:p text:style-name="Preformatted_20_Text"/>
      <text:p text:style-name="P4">Docker prefers EXEC format, but industry we write in SHELL format</text:p>
      <text:p text:style-name="Preformatted_20_Text"/>
      <text:p text:style-name="Preformatted_20_Text">'''</text:p>
      <text:p text:style-name="Preformatted_20_Text"/>
      <text:p text:style-name="Preformatted_20_Text">- <text:s text:c="2"/><text:span text:style-name="T4">COPY</text:span> <text:s/>(used to copy files from local to image)</text:p>
      <text:p text:style-name="Preformatted_20_Text"/>
      <text:p text:style-name="Preformatted_20_Text"><text:s text:c="8"/>Note: we need to calculate from build path, not from system path</text:p>
      <text:p text:style-name="Preformatted_20_Text"/>
      <text:p text:style-name="Preformatted_20_Text"><text:s text:c="12"/>* Only folders and file but not compressed or links</text:p>
      <text:p text:style-name="Preformatted_20_Text"/>
      <text:p text:style-name="Preformatted_20_Text"><text:s text:c="8"/>COPY &lt;source_path_from_build_context&gt; &lt;destination_inside_image&gt;</text:p>
      <text:p text:style-name="Preformatted_20_Text"/>
      <text:p text:style-name="Preformatted_20_Text"><text:s text:c="8"/>examples <text:s/>:</text:p>
      <text:p text:style-name="Preformatted_20_Text"/>
      <text:p text:style-name="Preformatted_20_Text"><text:s text:c="8"/>1. <text:s/>COPY test.txt /home/test.txt </text:p>
      <text:p text:style-name="Preformatted_20_Text"><text:s text:c="8"/>2. <text:s/>COPY ./demo/file1.txt /home/demo/file1.txt or /home/demo/file_to_container.txt</text:p>
      <text:p text:style-name="Preformatted_20_Text"/>
      <text:p text:style-name="Preformatted_20_Text"><text:s text:c="8"/>to check this alway build image first and run container</text:p>
      <text:p text:style-name="Preformatted_20_Text"/>
      <text:p text:style-name="Preformatted_20_Text"><text:s text:c="8"/>- <text:s text:c="2"/>docker build -t <text:s/>myub:latest .</text:p>
      <text:p text:style-name="Preformatted_20_Text"><text:s text:c="8"/>- <text:s text:c="2"/>docker run -it -d --name mycon myub:latest</text:p>
      <text:p text:style-name="Preformatted_20_Text"><text:s text:c="8"/>- <text:s text:c="2"/>docker exec -it <text:s/>mycon /bin/bash</text:p>
      <text:p text:style-name="Preformatted_20_Text"/>
      <text:p text:style-name="Preformatted_20_Text"><text:s text:c="32"/>boot <text:s/>etc <text:s/>lib <text:s text:c="2"/>media <text:s/>opt <text:s/>root <text:s/>sbin <text:s/>sys <text:s/><text:tab/><text:tab/><text:tab/><text:tab/><text:tab/><text:tab/>usr</text:p>
      <text:p text:style-name="Preformatted_20_Text"><text:s text:c="32"/>root@0a5f106e3033:/# cd home</text:p>
      <text:p text:style-name="Preformatted_20_Text"><text:s text:c="32"/>root@0a5f106e3033:/home# ls</text:p>
      <text:p text:style-name="Preformatted_20_Text"><text:s text:c="32"/>hack.txt <text:s/>hack_test_renamed.txt <text:s/>ubuntu</text:p>
      <text:p text:style-name="Preformatted_20_Text"><text:s text:c="32"/>root@0a5f106e3033:/home# read escape sequence</text:p>
      <text:p text:style-name="Preformatted_20_Text"/>
      <text:p text:style-name="Preformatted_20_Text"/>
      <text:p text:style-name="Preformatted_20_Text">- <text:s text:c="2"/><text:span text:style-name="T4">ADD</text:span> (used to copy files from local to image but)</text:p>
      <text:p text:style-name="Preformatted_20_Text"/>
      <text:p text:style-name="Preformatted_20_Text"><text:s text:c="8"/>ADD supports extra source formats</text:p>
      <text:p text:style-name="Preformatted_20_Text"><text:s text:c="12"/>*If the source is a compressed file then ADD will automatically <text:tab/><text:tab/><text:tab/> uncompressed it in the destination.</text:p>
      <text:p text:style-name="Preformatted_20_Text"><text:s text:c="12"/>*If the source is a downloadable link then ADD will automatically <text:tab/><text:tab/> download the file in the destination.</text:p>
      <text:p text:style-name="Preformatted_20_Text"/>
      <text:p text:style-name="P1"><text:s text:c="12"/>example: <text:s/>- </text:p>
      <text:p text:style-name="P3">ADD https://dlcdn.apache.org/tomcat/tomcat-9/v9.0.93/bin/apache-tomcat-9.0.93-deployer.tar.gz /home/</text:p>
      <text:p text:style-name="Preformatted_20_Text"/>
      <text:p text:style-name="Preformatted_20_Text"/>
      <text:p text:style-name="Preformatted_20_Text"><text:soft-page-break/>- <text:s text:c="2"/><text:span text:style-name="T4">CMD vs ENTRYPOINT</text:span></text:p>
      <text:p text:style-name="Preformatted_20_Text"><text:s text:c="8"/></text:p>
      <text:p text:style-name="Preformatted_20_Text"><text:s text:c="8"/>* Both CMD and ENTRYPOINT are used to define the default execution commandof the container (the command which will be executed in the container</text:p>
      <text:p text:style-name="Preformatted_20_Text"><text:s text:c="12"/>as mainprocess).</text:p>
      <text:p text:style-name="Preformatted_20_Text"><text:s text:c="8"/>* If we use multiple CMD or ENTRYPOINT in the same Dockerfile only the last one will be considered.</text:p>
      <text:p text:style-name="Preformatted_20_Text"/>
      <text:p text:style-name="Preformatted_20_Text"><text:s text:c="8"/>* If we use both CMD and ENTRYPOINT in the same Dockerfile, then ENTRYPOINT gets the highest priority and the command defined using CMD will be</text:p>
      <text:p text:style-name="Preformatted_20_Text"><text:s text:c="10"/>asparameters to ENTRYPOINT.</text:p>
      <text:p text:style-name="Preformatted_20_Text"/>
      <text:p text:style-name="Preformatted_20_Text"><text:s text:c="8"/>Difference</text:p>
      <text:p text:style-name="Preformatted_20_Text"/>
      <text:p text:style-name="Preformatted_20_Text"><text:s text:c="11"/>- CMD can be completely overridden at the runtime (with docker run at the endwe can provide the command to override the CMD).</text:p>
      <text:p text:style-name="Preformatted_20_Text"><text:s text:c="11"/>- ENTRYPOINT can't be overridden at the runtime but the command passed at the runtime will become parameters to ENTRYPOINT command defined in Dockerfile.</text:p>
      <text:p text:style-name="Preformatted_20_Text"><text:s text:c="12"/></text:p>
      <text:p text:style-name="Preformatted_20_Text"><text:s text:c="12"/>Syntax: we can define command in 2 ways</text:p>
      <text:p text:style-name="Preformatted_20_Text"/>
      <text:p text:style-name="Preformatted_20_Text"><text:s text:c="16"/>1. shell format</text:p>
      <text:p text:style-name="Preformatted_20_Text"><text:s text:c="16"/></text:p>
      <text:p text:style-name="Preformatted_20_Text"><text:s text:c="20"/>CMD "ls -lrt"</text:p>
      <text:p text:style-name="Preformatted_20_Text"/>
      <text:p text:style-name="Preformatted_20_Text"><text:s text:c="16"/>2. EXEC format</text:p>
      <text:p text:style-name="Preformatted_20_Text"/>
      <text:p text:style-name="Preformatted_20_Text"><text:s text:c="20"/>Always first element is command.</text:p>
      <text:p text:style-name="Preformatted_20_Text"><text:s text:c="20"/>Except first element all the other elements are parameters to command.</text:p>
      <text:p text:style-name="Preformatted_20_Text"><text:s text:c="20"/></text:p>
      <text:p text:style-name="Preformatted_20_Text"><text:s text:c="20"/>CMD ["ls","-lrt"]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4T22:13:48.787264861</dc:date>
    <meta:editing-duration>PT4M54S</meta:editing-duration>
    <meta:editing-cycles>1</meta:editing-cycles>
    <meta:document-statistic meta:table-count="0" meta:image-count="0" meta:object-count="0" meta:page-count="2" meta:paragraph-count="57" meta:word-count="381" meta:character-count="3080" meta:non-whitespace-character-count="2053"/>
    <meta:generator>LibreOffice/24.2.5.2$Linux_X86_64 LibreOffice_project/420$Build-2</meta:generator>
  </office:meta>
</office:document-meta>
</file>